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c935" officeooo:paragraph-rsid="0009c935"/>
    </style:style>
    <style:style style:name="P2" style:family="paragraph" style:parent-style-name="Standard">
      <style:paragraph-properties fo:text-align="justify" style:justify-single-word="false"/>
      <style:text-properties officeooo:rsid="0009c935" officeooo:paragraph-rsid="0009c935"/>
    </style:style>
    <style:style style:name="P3" style:family="paragraph" style:parent-style-name="Standard">
      <style:paragraph-properties fo:text-align="center" style:justify-single-word="false"/>
      <style:text-properties fo:font-weight="bold" officeooo:rsid="0009c935" officeooo:paragraph-rsid="0009c935" style:font-weight-asian="bold" style:font-weight-complex="bold"/>
    </style:style>
    <style:style style:name="P4" style:family="paragraph" style:parent-style-name="Standard">
      <style:paragraph-properties fo:text-align="justify" style:justify-single-word="false"/>
      <style:text-properties fo:font-weight="bold" officeooo:rsid="0009c935" officeooo:paragraph-rsid="0009c935" style:font-weight-asian="bold" style:font-weight-complex="bold"/>
    </style:style>
    <style:style style:name="P5" style:family="paragraph" style:parent-style-name="Standard">
      <style:paragraph-properties fo:text-align="justify" style:justify-single-word="false"/>
      <style:text-properties fo:font-weight="bold" officeooo:rsid="000bb4a0" officeooo:paragraph-rsid="000bb4a0" style:font-weight-asian="bold" style:font-weight-complex="bold"/>
    </style:style>
    <style:style style:name="P6" style:family="paragraph" style:parent-style-name="Standard">
      <style:paragraph-properties fo:text-align="center" style:justify-single-word="false"/>
      <style:text-properties fo:font-weight="bold" officeooo:rsid="0011e3f1" officeooo:paragraph-rsid="0011e3f1" style:font-weight-asian="bold" style:font-weight-complex="bold"/>
    </style:style>
    <style:style style:name="P7" style:family="paragraph" style:parent-style-name="Standard">
      <style:paragraph-properties fo:text-align="justify" style:justify-single-word="false"/>
      <style:text-properties fo:font-weight="bold" officeooo:rsid="001af308" officeooo:paragraph-rsid="001af308" style:font-weight-asian="bold" style:font-weight-complex="bold"/>
    </style:style>
    <style:style style:name="P8" style:family="paragraph" style:parent-style-name="Standard">
      <style:paragraph-properties fo:text-align="center" style:justify-single-word="false"/>
      <style:text-properties fo:font-weight="bold" officeooo:rsid="0013f4c7" officeooo:paragraph-rsid="0013f4c7" style:font-weight-asian="bold" style:font-weight-complex="bold"/>
    </style:style>
    <style:style style:name="P9" style:family="paragraph" style:parent-style-name="Standard">
      <style:paragraph-properties fo:text-align="justify" style:justify-single-word="false"/>
      <style:text-properties fo:font-weight="bold" officeooo:rsid="0013f4c7" officeooo:paragraph-rsid="0026f1aa" style:font-weight-asian="bold" style:font-weight-complex="bold"/>
    </style:style>
    <style:style style:name="P10" style:family="paragraph" style:parent-style-name="Standard">
      <style:paragraph-properties fo:text-align="justify" style:justify-single-word="false"/>
      <style:text-properties fo:font-weight="bold" officeooo:rsid="0013f4c7" officeooo:paragraph-rsid="0027f44c" style:font-weight-asian="bold" style:font-weight-complex="bold"/>
    </style:style>
    <style:style style:name="P11" style:family="paragraph" style:parent-style-name="Standard">
      <style:paragraph-properties fo:text-align="justify" style:justify-single-word="false"/>
      <style:text-properties fo:font-weight="bold" officeooo:rsid="0013f4c7" officeooo:paragraph-rsid="002af5f9" style:font-weight-asian="bold" style:font-weight-complex="bold"/>
    </style:style>
    <style:style style:name="P12" style:family="paragraph" style:parent-style-name="Standard">
      <style:paragraph-properties fo:text-align="center" style:justify-single-word="false"/>
      <style:text-properties fo:font-weight="bold" officeooo:rsid="00186a0b" officeooo:paragraph-rsid="00186a0b" style:font-weight-asian="bold" style:font-weight-complex="bold"/>
    </style:style>
    <style:style style:name="P13" style:family="paragraph" style:parent-style-name="Standard">
      <style:paragraph-properties fo:text-align="center" style:justify-single-word="false"/>
      <style:text-properties fo:font-weight="bold" officeooo:rsid="0026f1aa" officeooo:paragraph-rsid="0026f1aa" style:font-weight-asian="bold" style:font-weight-complex="bold"/>
    </style:style>
    <style:style style:name="P14" style:family="paragraph" style:parent-style-name="Standard">
      <style:paragraph-properties fo:text-align="justify" style:justify-single-word="false"/>
      <style:text-properties fo:font-weight="bold" officeooo:rsid="002f6b89" officeooo:paragraph-rsid="002f6b89" style:font-weight-asian="bold" style:font-weight-complex="bold"/>
    </style:style>
    <style:style style:name="P15" style:family="paragraph" style:parent-style-name="Standard">
      <style:paragraph-properties fo:text-align="justify" style:justify-single-word="false"/>
      <style:text-properties fo:font-weight="bold" officeooo:rsid="002f6b89" officeooo:paragraph-rsid="0041b540" style:font-weight-asian="bold" style:font-weight-complex="bold"/>
    </style:style>
    <style:style style:name="P16" style:family="paragraph" style:parent-style-name="Standard">
      <style:paragraph-properties fo:text-align="center" style:justify-single-word="false"/>
      <style:text-properties fo:font-weight="bold" officeooo:rsid="0030bcd7" officeooo:paragraph-rsid="0030bcd7" style:font-weight-asian="bold" style:font-weight-complex="bold"/>
    </style:style>
    <style:style style:name="P17" style:family="paragraph" style:parent-style-name="Standard">
      <style:paragraph-properties fo:text-align="justify" style:justify-single-word="false"/>
      <style:text-properties fo:font-weight="bold" officeooo:rsid="0030bcd7" officeooo:paragraph-rsid="0030bcd7" style:font-weight-asian="bold" style:font-weight-complex="bold"/>
    </style:style>
    <style:style style:name="P18" style:family="paragraph" style:parent-style-name="Standard">
      <style:paragraph-properties fo:text-align="justify" style:justify-single-word="false"/>
      <style:text-properties fo:font-weight="bold" officeooo:rsid="0033ca36" officeooo:paragraph-rsid="0033ca36" style:font-weight-asian="bold" style:font-weight-complex="bold"/>
    </style:style>
    <style:style style:name="P19" style:family="paragraph" style:parent-style-name="Standard">
      <style:paragraph-properties fo:text-align="justify" style:justify-single-word="false"/>
      <style:text-properties fo:font-weight="bold" officeooo:rsid="0034dca6" officeooo:paragraph-rsid="0034dca6" style:font-weight-asian="bold" style:font-weight-complex="bold"/>
    </style:style>
    <style:style style:name="P20" style:family="paragraph" style:parent-style-name="Standard">
      <style:paragraph-properties fo:text-align="justify" style:justify-single-word="false"/>
      <style:text-properties fo:font-weight="bold" officeooo:paragraph-rsid="00438cd8" style:font-weight-asian="bold" style:font-weight-complex="bold"/>
    </style:style>
    <style:style style:name="P21" style:family="paragraph" style:parent-style-name="Standard">
      <style:paragraph-properties fo:text-align="justify" style:justify-single-word="false"/>
      <style:text-properties fo:font-weight="bold" officeooo:rsid="00397f4c" officeooo:paragraph-rsid="00438cd8" style:font-weight-asian="bold" style:font-weight-complex="bold"/>
    </style:style>
    <style:style style:name="P22" style:family="paragraph" style:parent-style-name="Standard">
      <style:paragraph-properties fo:text-align="justify" style:justify-single-word="false"/>
      <style:text-properties fo:font-weight="bold" officeooo:rsid="00397f4c" officeooo:paragraph-rsid="003895dd" style:font-weight-asian="bold" style:font-weight-complex="bold"/>
    </style:style>
    <style:style style:name="P23" style:family="paragraph" style:parent-style-name="Standard">
      <style:paragraph-properties fo:text-align="justify" style:justify-single-word="false"/>
      <style:text-properties fo:font-weight="bold" officeooo:rsid="00397f4c" officeooo:paragraph-rsid="00397f4c" style:font-weight-asian="bold" style:font-weight-complex="bold"/>
    </style:style>
    <style:style style:name="P24" style:family="paragraph" style:parent-style-name="Standard">
      <style:paragraph-properties fo:text-align="center" style:justify-single-word="false"/>
      <style:text-properties fo:font-weight="bold" officeooo:rsid="00397f4c" officeooo:paragraph-rsid="0046478c" style:font-weight-asian="bold" style:font-weight-complex="bold"/>
    </style:style>
    <style:style style:name="P25" style:family="paragraph" style:parent-style-name="Standard">
      <style:paragraph-properties fo:text-align="justify" style:justify-single-word="false"/>
      <style:text-properties fo:font-weight="bold" officeooo:rsid="00397f4c" officeooo:paragraph-rsid="00397f4c" style:font-weight-asian="bold" style:font-weight-complex="bold" loext:padding="0.049cm" loext:border="0.06pt solid #e7e8f2"/>
    </style:style>
    <style:style style:name="P26" style:family="paragraph" style:parent-style-name="Standard">
      <style:paragraph-properties fo:text-align="justify" style:justify-single-word="false"/>
      <style:text-properties fo:font-weight="bold" officeooo:rsid="004b96ba" officeooo:paragraph-rsid="004b96ba" style:font-weight-asian="bold" style:font-weight-complex="bold"/>
    </style:style>
    <style:style style:name="P27" style:family="paragraph" style:parent-style-name="Standard">
      <style:paragraph-properties fo:text-align="justify" style:justify-single-word="false"/>
      <style:text-properties fo:font-weight="bold" officeooo:rsid="004b96ba" officeooo:paragraph-rsid="004e5e76" style:font-weight-asian="bold" style:font-weight-complex="bold"/>
    </style:style>
    <style:style style:name="P28" style:family="paragraph" style:parent-style-name="Standard">
      <style:paragraph-properties fo:text-align="center" style:justify-single-word="false"/>
      <style:text-properties fo:font-weight="bold" officeooo:rsid="004b96ba" officeooo:paragraph-rsid="004b96ba" style:font-weight-asian="bold" style:font-weight-complex="bold"/>
    </style:style>
    <style:style style:name="P29" style:family="paragraph" style:parent-style-name="Standard">
      <style:paragraph-properties fo:text-align="justify" style:justify-single-word="false"/>
      <style:text-properties fo:font-weight="bold" officeooo:rsid="004b96ba" officeooo:paragraph-rsid="004b96ba" style:font-weight-asian="bold" style:font-weight-complex="bold" loext:padding="0.049cm" loext:border="0.06pt solid #e7e8f2"/>
    </style:style>
    <style:style style:name="P30" style:family="paragraph" style:parent-style-name="Standard">
      <style:paragraph-properties fo:text-align="justify" style:justify-single-word="false"/>
      <style:text-properties fo:font-weight="bold" officeooo:rsid="00524e33" officeooo:paragraph-rsid="00524e33" style:font-weight-asian="bold" style:font-weight-complex="bold"/>
    </style:style>
    <style:style style:name="P31" style:family="paragraph" style:parent-style-name="Standard">
      <style:paragraph-properties fo:text-align="justify" style:justify-single-word="false"/>
      <style:text-properties officeooo:rsid="000bb4a0" officeooo:paragraph-rsid="000bb4a0"/>
    </style:style>
    <style:style style:name="P32" style:family="paragraph" style:parent-style-name="Standard">
      <style:paragraph-properties fo:text-align="justify" style:justify-single-word="false"/>
      <style:text-properties officeooo:rsid="000e98a4" officeooo:paragraph-rsid="000e98a4"/>
    </style:style>
    <style:style style:name="P33" style:family="paragraph" style:parent-style-name="Standard">
      <style:paragraph-properties fo:text-align="justify" style:justify-single-word="false"/>
      <style:text-properties officeooo:rsid="0011e3f1" officeooo:paragraph-rsid="0011e3f1"/>
    </style:style>
    <style:style style:name="P34" style:family="paragraph" style:parent-style-name="Standard">
      <style:paragraph-properties fo:text-align="justify" style:justify-single-word="false"/>
      <style:text-properties fo:font-style="italic" officeooo:rsid="0011e3f1" officeooo:paragraph-rsid="0011e3f1" style:font-style-asian="italic" style:font-style-complex="italic"/>
    </style:style>
    <style:style style:name="P35" style:family="paragraph" style:parent-style-name="Standard">
      <style:paragraph-properties fo:text-align="justify" style:justify-single-word="false"/>
      <style:text-properties style:text-underline-style="none" officeooo:rsid="0011e3f1" officeooo:paragraph-rsid="0011e3f1"/>
    </style:style>
    <style:style style:name="P36" style:family="paragraph" style:parent-style-name="Standard">
      <style:paragraph-properties fo:text-align="justify" style:justify-single-word="false"/>
      <style:text-properties style:text-underline-style="none" fo:font-weight="normal" officeooo:rsid="004b96ba" officeooo:paragraph-rsid="004b96ba" style:font-weight-asian="normal" style:font-weight-complex="normal"/>
    </style:style>
    <style:style style:name="P37" style:family="paragraph" style:parent-style-name="Standard">
      <style:paragraph-properties fo:text-align="justify" style:justify-single-word="false"/>
      <style:text-properties style:text-underline-style="none" officeooo:rsid="004b96ba" officeooo:paragraph-rsid="004b96ba"/>
    </style:style>
    <style:style style:name="P38" style:family="paragraph" style:parent-style-name="Standard">
      <style:paragraph-properties fo:text-align="center" style:justify-single-word="false"/>
      <style:text-properties officeooo:rsid="0013f4c7" officeooo:paragraph-rsid="0013f4c7"/>
    </style:style>
    <style:style style:name="P39" style:family="paragraph" style:parent-style-name="Standard">
      <style:paragraph-properties fo:text-align="justify" style:justify-single-word="false"/>
      <style:text-properties officeooo:rsid="0013f4c7" officeooo:paragraph-rsid="0013f4c7"/>
    </style:style>
    <style:style style:name="P40" style:family="paragraph" style:parent-style-name="Standard">
      <style:paragraph-properties fo:text-align="justify" style:justify-single-word="false"/>
      <style:text-properties officeooo:rsid="0013f4c7" officeooo:paragraph-rsid="0026f1aa"/>
    </style:style>
    <style:style style:name="P41" style:family="paragraph" style:parent-style-name="Standard">
      <style:paragraph-properties fo:text-align="justify" style:justify-single-word="false"/>
      <style:text-properties officeooo:rsid="0013f4c7" officeooo:paragraph-rsid="0027f44c"/>
    </style:style>
    <style:style style:name="P42" style:family="paragraph" style:parent-style-name="Standard">
      <style:paragraph-properties fo:text-align="justify" style:justify-single-word="false"/>
      <style:text-properties officeooo:rsid="0013f4c7" officeooo:paragraph-rsid="002af5f9"/>
    </style:style>
    <style:style style:name="P43" style:family="paragraph" style:parent-style-name="Standard">
      <style:paragraph-properties fo:text-align="justify" style:justify-single-word="false"/>
      <style:text-properties officeooo:rsid="00186a0b" officeooo:paragraph-rsid="00186a0b"/>
    </style:style>
    <style:style style:name="P44" style:family="paragraph" style:parent-style-name="Standard">
      <style:paragraph-properties fo:text-align="justify" style:justify-single-word="false"/>
      <style:text-properties officeooo:rsid="001af308" officeooo:paragraph-rsid="001af308"/>
    </style:style>
    <style:style style:name="P45" style:family="paragraph" style:parent-style-name="Standard">
      <style:paragraph-properties fo:text-align="justify" style:justify-single-word="false"/>
      <style:text-properties officeooo:rsid="001af308" officeooo:paragraph-rsid="0024b0af"/>
    </style:style>
    <style:style style:name="P46" style:family="paragraph" style:parent-style-name="Standard">
      <style:paragraph-properties fo:text-align="justify" style:justify-single-word="false"/>
      <style:text-properties officeooo:rsid="001d8fbc" officeooo:paragraph-rsid="001d8fbc"/>
    </style:style>
    <style:style style:name="P47" style:family="paragraph" style:parent-style-name="Standard">
      <style:paragraph-properties fo:text-align="center" style:justify-single-word="false"/>
      <style:text-properties officeooo:rsid="001d8fbc" officeooo:paragraph-rsid="0026f1aa"/>
    </style:style>
    <style:style style:name="P48" style:family="paragraph" style:parent-style-name="Standard">
      <style:paragraph-properties fo:text-align="justify" style:justify-single-word="false"/>
      <style:text-properties officeooo:rsid="00243f8b" officeooo:paragraph-rsid="00243f8b"/>
    </style:style>
    <style:style style:name="P49" style:family="paragraph" style:parent-style-name="Standard">
      <style:paragraph-properties fo:text-align="justify" style:justify-single-word="false"/>
      <style:text-properties style:text-underline-style="solid" style:text-underline-width="auto" style:text-underline-color="font-color" fo:font-weight="bold" officeooo:rsid="001af308" officeooo:paragraph-rsid="001af308" style:font-weight-asian="bold" style:font-weight-complex="bold"/>
    </style:style>
    <style:style style:name="P50" style:family="paragraph" style:parent-style-name="Standard">
      <style:paragraph-properties fo:text-align="justify" style:justify-single-word="false"/>
      <style:text-properties officeooo:rsid="002c6d33" officeooo:paragraph-rsid="002c6d33"/>
    </style:style>
    <style:style style:name="P51" style:family="paragraph" style:parent-style-name="Standard">
      <style:paragraph-properties fo:text-align="justify" style:justify-single-word="false"/>
      <style:text-properties fo:font-weight="normal" officeooo:rsid="0030bcd7" officeooo:paragraph-rsid="0030bcd7" style:font-weight-asian="normal" style:font-weight-complex="normal"/>
    </style:style>
    <style:style style:name="P52" style:family="paragraph" style:parent-style-name="Standard">
      <style:paragraph-properties fo:text-align="justify" style:justify-single-word="false"/>
      <style:text-properties fo:font-weight="normal" officeooo:rsid="0033ca36" officeooo:paragraph-rsid="0033ca36" style:font-weight-asian="normal" style:font-weight-complex="normal"/>
    </style:style>
    <style:style style:name="P53" style:family="paragraph" style:parent-style-name="Standard">
      <style:paragraph-properties fo:text-align="justify" style:justify-single-word="false"/>
      <style:text-properties fo:font-weight="normal" officeooo:rsid="0034dca6" officeooo:paragraph-rsid="0034dca6" style:font-weight-asian="normal" style:font-weight-complex="normal"/>
    </style:style>
    <style:style style:name="P54" style:family="paragraph" style:parent-style-name="Standard">
      <style:paragraph-properties fo:text-align="justify" style:justify-single-word="false"/>
      <style:text-properties fo:font-weight="normal" officeooo:rsid="00397f4c" officeooo:paragraph-rsid="00438cd8" style:font-weight-asian="normal" style:font-weight-complex="normal"/>
    </style:style>
    <style:style style:name="P55" style:family="paragraph" style:parent-style-name="Standard">
      <style:paragraph-properties fo:text-align="center" style:justify-single-word="false"/>
      <style:text-properties fo:font-weight="normal" officeooo:rsid="00397f4c" officeooo:paragraph-rsid="0046478c" style:font-weight-asian="normal" style:font-weight-complex="normal"/>
    </style:style>
    <style:style style:name="P56" style:family="paragraph" style:parent-style-name="Standard">
      <style:paragraph-properties fo:text-align="justify" style:justify-single-word="false"/>
      <style:text-properties fo:font-weight="normal" officeooo:rsid="004b96ba" officeooo:paragraph-rsid="004b96ba" style:font-weight-asian="normal" style:font-weight-complex="normal"/>
    </style:style>
    <style:style style:name="P57" style:family="paragraph" style:parent-style-name="Standard">
      <style:paragraph-properties fo:text-align="justify" style:justify-single-word="false"/>
      <style:text-properties fo:font-weight="normal" officeooo:rsid="00524e33" officeooo:paragraph-rsid="00524e33" style:font-weight-asian="normal" style:font-weight-complex="normal"/>
    </style:style>
    <style:style style:name="P58" style:family="paragraph" style:parent-style-name="Standard">
      <style:paragraph-properties fo:text-align="justify" style:justify-single-word="false"/>
      <style:text-properties officeooo:paragraph-rsid="0030bcd7"/>
    </style:style>
    <style:style style:name="P59" style:family="paragraph" style:parent-style-name="Standard">
      <style:paragraph-properties fo:text-align="justify" style:justify-single-word="false"/>
      <style:text-properties officeooo:paragraph-rsid="00438cd8"/>
    </style:style>
    <style:style style:name="P60" style:family="paragraph" style:parent-style-name="Standard">
      <style:paragraph-properties fo:text-align="justify" style:justify-single-word="false"/>
      <style:text-properties officeooo:rsid="00397f4c" officeooo:paragraph-rsid="00397f4c"/>
    </style:style>
    <style:style style:name="P61" style:family="paragraph" style:parent-style-name="Standard">
      <style:paragraph-properties fo:text-align="justify" style:justify-single-word="false"/>
      <style:text-properties officeooo:rsid="00397f4c" officeooo:paragraph-rsid="00438cd8"/>
    </style:style>
    <style:style style:name="P62" style:family="paragraph" style:parent-style-name="Standard">
      <style:paragraph-properties fo:text-align="justify" style:justify-single-word="false"/>
      <style:text-properties officeooo:rsid="00398403" officeooo:paragraph-rsid="00398403"/>
    </style:style>
    <style:style style:name="P63" style:family="paragraph" style:parent-style-name="Standard">
      <style:paragraph-properties fo:text-align="justify" style:justify-single-word="false"/>
      <style:text-properties officeooo:rsid="002f6b89" officeooo:paragraph-rsid="002f6b89"/>
    </style:style>
    <style:style style:name="P64" style:family="paragraph" style:parent-style-name="Standard">
      <style:paragraph-properties fo:text-align="center" style:justify-single-word="false"/>
      <style:text-properties officeooo:paragraph-rsid="00397f4c"/>
    </style:style>
    <style:style style:name="P65" style:family="paragraph" style:parent-style-name="Standard">
      <style:paragraph-properties fo:text-align="justify" style:justify-single-word="false"/>
      <style:text-properties officeooo:rsid="004b96ba" officeooo:paragraph-rsid="004b96ba"/>
    </style:style>
    <style:style style:name="P66" style:family="paragraph" style:parent-style-name="Standard">
      <style:paragraph-properties fo:text-align="center" style:justify-single-word="false"/>
      <style:text-properties fo:font-size="12pt" fo:font-weight="bold" officeooo:rsid="00397f4c" officeooo:paragraph-rsid="00397f4c" style:font-size-asian="10.5pt" style:font-weight-asian="bold" style:font-size-complex="12pt" style:font-weight-complex="bold"/>
    </style:style>
    <style:style style:name="P67" style:family="paragraph" style:parent-style-name="Standard">
      <style:paragraph-properties fo:text-align="center" style:justify-single-word="false"/>
      <style:text-properties fo:font-size="24pt" fo:font-weight="bold" officeooo:rsid="004b96ba" officeooo:paragraph-rsid="004b96ba" style:font-size-asian="24pt" style:font-weight-asian="bold" style:font-size-complex="24pt" style:font-weight-complex="bold"/>
    </style:style>
    <style:style style:name="P68" style:family="paragraph" style:parent-style-name="Standard">
      <style:paragraph-properties fo:text-align="center" style:justify-single-word="false"/>
      <style:text-properties fo:font-size="26pt" fo:font-weight="bold" officeooo:rsid="00397f4c" officeooo:paragraph-rsid="00397f4c" style:font-size-asian="26pt" style:font-weight-asian="bold" style:font-size-complex="26pt" style:font-weight-complex="bold"/>
    </style:style>
    <style:style style:name="P69" style:family="paragraph" style:parent-style-name="Standard">
      <style:paragraph-properties fo:text-align="center" style:justify-single-word="false"/>
      <style:text-properties fo:font-size="40pt" fo:font-weight="bold" officeooo:rsid="00521adc" officeooo:paragraph-rsid="00521adc" style:font-size-asian="40pt" style:font-weight-asian="bold" style:font-size-complex="40pt" style:font-weight-complex="bold"/>
    </style:style>
    <style:style style:name="P70" style:family="paragraph" style:parent-style-name="Standard">
      <style:paragraph-properties fo:text-align="justify" style:justify-single-word="false"/>
      <style:text-properties officeooo:rsid="0057ae66" officeooo:paragraph-rsid="0057ae66"/>
    </style:style>
    <style:style style:name="P71"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normal" officeooo:rsid="000bb4a0" officeooo:paragraph-rsid="000bb4a0"/>
    </style:style>
    <style:style style:name="P72"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normal" officeooo:rsid="000fcee1" officeooo:paragraph-rsid="000fcee1" style:font-weight-asian="normal" style:font-weight-complex="normal"/>
    </style:style>
    <style:style style:name="P73"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normal" officeooo:rsid="000e53e9" officeooo:paragraph-rsid="000e53e9"/>
    </style:style>
    <style:style style:name="P74"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normal" officeooo:rsid="00102289" officeooo:paragraph-rsid="000e53e9"/>
    </style:style>
    <style:style style:name="P75"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normal" officeooo:rsid="00102289" officeooo:paragraph-rsid="00102289"/>
    </style:style>
    <style:style style:name="P76"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normal" officeooo:rsid="0010635d" officeooo:paragraph-rsid="0010635d"/>
    </style:style>
    <style:style style:name="P77"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normal" officeooo:rsid="001eeeb7" officeooo:paragraph-rsid="001eeeb7"/>
    </style:style>
    <style:style style:name="P78"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bold" officeooo:rsid="000bb4a0" officeooo:paragraph-rsid="000bb4a0" style:font-weight-asian="bold" style:font-weight-complex="bold"/>
    </style:style>
    <style:style style:name="P79"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bold" officeooo:rsid="000e53e9" officeooo:paragraph-rsid="000e53e9" style:font-weight-asian="bold" style:font-weight-complex="bold"/>
    </style:style>
    <style:style style:name="P80"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bold" officeooo:rsid="00102289" officeooo:paragraph-rsid="000e53e9" style:font-weight-asian="bold" style:font-weight-complex="bold"/>
    </style:style>
    <style:style style:name="P81" style:family="paragraph" style:parent-style-name="Preformatted_20_Text">
      <style:paragraph-properties fo:text-align="justify" style:justify-single-word="false"/>
      <style:text-properties fo:font-variant="normal" fo:text-transform="none" fo:color="#000000" style:font-name="Consolas" fo:font-size="12pt" fo:letter-spacing="normal" fo:font-style="normal" fo:font-weight="bold" officeooo:rsid="0010635d" officeooo:paragraph-rsid="0010635d" style:font-weight-asian="bold" style:font-weight-complex="bold"/>
    </style:style>
    <style:style style:name="P82" style:family="paragraph" style:parent-style-name="Text_20_body">
      <style:paragraph-properties fo:text-align="justify" style:justify-single-word="false"/>
      <style:text-properties fo:font-size="15pt" fo:font-weight="bold" officeooo:rsid="003065d3" officeooo:paragraph-rsid="001eeeb7" style:font-size-asian="10.5pt" style:font-weight-asian="bold" style:font-size-complex="12pt" style:font-weight-complex="bold"/>
    </style:style>
    <style:style style:name="P83" style:family="paragraph" style:parent-style-name="Heading_20_2">
      <style:paragraph-properties fo:text-align="center" style:justify-single-word="false"/>
      <style:text-properties fo:font-weight="normal" officeooo:rsid="00524e33" officeooo:paragraph-rsid="00398403" style:font-weight-asian="normal" style:font-weight-complex="normal"/>
    </style:style>
    <style:style style:name="P84" style:family="paragraph" style:parent-style-name="Standard" style:list-style-name="L1">
      <style:paragraph-properties fo:text-align="justify" style:justify-single-word="false"/>
      <style:text-properties officeooo:rsid="00186a0b" officeooo:paragraph-rsid="00186a0b"/>
    </style:style>
    <style:style style:name="P85" style:family="paragraph" style:parent-style-name="Standard">
      <style:paragraph-properties fo:text-align="justify" style:justify-single-word="false"/>
      <style:text-properties fo:font-weight="bold" officeooo:rsid="004b96ba" officeooo:paragraph-rsid="004b96ba" style:font-weight-asian="bold" style:font-weight-complex="bold"/>
    </style:style>
    <style:style style:name="P86" style:family="paragraph" style:parent-style-name="Standard">
      <style:paragraph-properties fo:text-align="justify" style:justify-single-word="false"/>
      <style:text-properties fo:font-weight="bold" officeooo:rsid="00398403" officeooo:paragraph-rsid="0041b540" style:font-weight-asian="bold" style:font-weight-complex="bold"/>
    </style:style>
    <style:style style:name="P87" style:family="paragraph" style:parent-style-name="Standard">
      <style:paragraph-properties fo:text-align="justify" style:justify-single-word="false"/>
      <style:text-properties fo:font-weight="bold" officeooo:rsid="00398403" officeooo:paragraph-rsid="00398403" style:font-weight-asian="bold" style:font-weight-complex="bold"/>
    </style:style>
    <style:style style:name="P88" style:family="paragraph" style:parent-style-name="Standard">
      <style:paragraph-properties fo:text-align="justify" style:justify-single-word="false"/>
      <style:text-properties fo:font-weight="bold" officeooo:rsid="002f6b89" officeooo:paragraph-rsid="00380a1f" style:font-weight-asian="bold" style:font-weight-complex="bold"/>
    </style:style>
    <style:style style:name="P89" style:family="paragraph" style:parent-style-name="Standard">
      <style:paragraph-properties fo:text-align="justify" style:justify-single-word="false"/>
      <style:text-properties fo:font-weight="bold" officeooo:rsid="002f6b89" officeooo:paragraph-rsid="003895dd" style:font-weight-asian="bold" style:font-weight-complex="bold"/>
    </style:style>
    <style:style style:name="P90" style:family="paragraph" style:parent-style-name="Standard">
      <style:paragraph-properties fo:text-align="justify" style:justify-single-word="false"/>
      <style:text-properties fo:font-weight="bold" officeooo:paragraph-rsid="003895dd" style:font-weight-asian="bold" style:font-weight-complex="bold"/>
    </style:style>
    <style:style style:name="P91" style:family="paragraph" style:parent-style-name="Standard">
      <style:paragraph-properties fo:text-align="justify" style:justify-single-word="false"/>
      <style:text-properties fo:font-weight="bold" officeooo:paragraph-rsid="00421766" style:font-weight-asian="bold" style:font-weight-complex="bold"/>
    </style:style>
    <style:style style:name="P92" style:family="paragraph" style:parent-style-name="Standard">
      <style:paragraph-properties fo:text-align="justify" style:justify-single-word="false"/>
      <style:text-properties officeooo:rsid="00398403" officeooo:paragraph-rsid="0041b540"/>
    </style:style>
    <style:style style:name="P93" style:family="paragraph" style:parent-style-name="Standard">
      <style:paragraph-properties fo:text-align="justify" style:justify-single-word="false"/>
      <style:text-properties officeooo:rsid="00398403" officeooo:paragraph-rsid="00398403"/>
    </style:style>
    <style:style style:name="P94" style:family="paragraph" style:parent-style-name="Standard">
      <style:paragraph-properties fo:text-align="justify" style:justify-single-word="false"/>
      <style:text-properties officeooo:paragraph-rsid="00380a1f"/>
    </style:style>
    <style:style style:name="P95" style:family="paragraph" style:parent-style-name="Standard">
      <style:paragraph-properties fo:text-align="justify" style:justify-single-word="false"/>
      <style:text-properties officeooo:paragraph-rsid="003895dd"/>
    </style:style>
    <style:style style:name="P96" style:family="paragraph" style:parent-style-name="Standard">
      <style:paragraph-properties fo:text-align="justify" style:justify-single-word="false"/>
      <style:text-properties officeooo:rsid="005baade" officeooo:paragraph-rsid="005baade"/>
    </style:style>
    <style:style style:name="P97" style:family="paragraph" style:parent-style-name="Standard">
      <style:paragraph-properties fo:text-align="justify" style:justify-single-word="false"/>
      <style:text-properties style:text-underline-style="none" officeooo:rsid="005e57b2" officeooo:paragraph-rsid="005e57b2"/>
    </style:style>
    <style:style style:name="P98" style:family="paragraph" style:parent-style-name="Standard">
      <style:paragraph-properties fo:text-align="justify" style:justify-single-word="false"/>
      <style:text-properties officeooo:rsid="005e57b2" officeooo:paragraph-rsid="005e57b2"/>
    </style:style>
    <style:style style:name="T1" style:family="text">
      <style:text-properties fo:font-style="normal" style:font-style-asian="normal" style:font-style-complex="normal"/>
    </style:style>
    <style:style style:name="T2" style:family="text">
      <style:text-properties officeooo:rsid="00191527"/>
    </style:style>
    <style:style style:name="T3" style:family="text">
      <style:text-properties officeooo:rsid="001d8fbc"/>
    </style:style>
    <style:style style:name="T4" style:family="text">
      <style:text-properties fo:font-variant="normal" fo:text-transform="none" fo:color="#000000" style:font-name="Consolas" fo:letter-spacing="normal" fo:font-style="normal"/>
    </style:style>
    <style:style style:name="T5" style:family="text">
      <style:text-properties fo:font-variant="normal" fo:text-transform="none" fo:color="#000000" style:font-name="Consolas" fo:letter-spacing="normal" fo:font-style="normal" officeooo:rsid="0032dc91"/>
    </style:style>
    <style:style style:name="T6" style:family="text">
      <style:text-properties officeooo:rsid="00243f8b"/>
    </style:style>
    <style:style style:name="T7" style:family="text">
      <style:text-properties officeooo:rsid="002660f6"/>
    </style:style>
    <style:style style:name="T8" style:family="text">
      <style:text-properties fo:font-weight="bold" style:font-weight-asian="bold" style:font-weight-complex="bold"/>
    </style:style>
    <style:style style:name="T9" style:family="text">
      <style:text-properties fo:font-weight="bold" officeooo:rsid="0030bcd7" style:font-weight-asian="bold" style:font-weight-complex="bold"/>
    </style:style>
    <style:style style:name="T10" style:family="text">
      <style:text-properties fo:font-weight="bold" officeooo:rsid="0031bfbd" style:font-weight-asian="bold" style:font-weight-complex="bold"/>
    </style:style>
    <style:style style:name="T11" style:family="text">
      <style:text-properties fo:font-weight="bold" officeooo:rsid="0047c18d" style:font-weight-asian="bold" style:font-weight-complex="bold"/>
    </style:style>
    <style:style style:name="T12" style:family="text">
      <style:text-properties fo:font-weight="bold" officeooo:rsid="00397f4c"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italic" fo:font-weight="bold" officeooo:rsid="0026f1aa" style:font-style-asian="italic" style:font-weight-asian="bold" style:font-style-complex="italic" style:font-weight-complex="bold"/>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style:text-underline-style="none" fo:font-weight="bold" officeooo:rsid="0027f44c" style:font-style-asian="italic" style:font-weight-asian="bold" style:font-style-complex="italic" style:font-weight-complex="bold"/>
    </style:style>
    <style:style style:name="T17" style:family="text">
      <style:text-properties officeooo:rsid="0027f44c"/>
    </style:style>
    <style:style style:name="T18" style:family="text">
      <style:text-properties officeooo:rsid="0036959a"/>
    </style:style>
    <style:style style:name="T19" style:family="text">
      <style:text-properties officeooo:rsid="00380a1f"/>
    </style:style>
    <style:style style:name="T20" style:family="text">
      <style:text-properties officeooo:rsid="002f6b89"/>
    </style:style>
    <style:style style:name="T21" style:family="text">
      <style:text-properties officeooo:rsid="003895dd"/>
    </style:style>
    <style:style style:name="T22" style:family="text">
      <style:text-properties officeooo:rsid="00398403"/>
    </style:style>
    <style:style style:name="T23" style:family="text">
      <style:text-properties officeooo:rsid="003e43d1"/>
    </style:style>
    <style:style style:name="T24" style:family="text">
      <style:text-properties officeooo:rsid="00400367"/>
    </style:style>
    <style:style style:name="T25" style:family="text">
      <style:text-properties officeooo:rsid="0040d538"/>
    </style:style>
    <style:style style:name="T26" style:family="text">
      <style:text-properties officeooo:rsid="00421766"/>
    </style:style>
    <style:style style:name="T27" style:family="text">
      <style:text-properties officeooo:rsid="0044be36"/>
    </style:style>
    <style:style style:name="T28" style:family="text">
      <style:text-properties fo:font-size="22pt" style:font-size-asian="22pt" style:font-size-complex="22pt"/>
    </style:style>
    <style:style style:name="T29" style:family="text">
      <style:text-properties loext:padding="0.049cm" loext:border="0.06pt solid #e7e8f2"/>
    </style:style>
    <style:style style:name="T30" style:family="text">
      <style:text-properties officeooo:rsid="0047c18d"/>
    </style:style>
    <style:style style:name="T31" style:family="text">
      <style:text-properties officeooo:rsid="004856be"/>
    </style:style>
    <style:style style:name="T32" style:family="text">
      <style:text-properties officeooo:rsid="004b96ba"/>
    </style:style>
    <style:style style:name="T3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RAVEL</text:p>
      <text:p text:style-name="P1"/>
      <text:p text:style-name="P2">Se requiere instalar composer</text:p>
      <text:p text:style-name="P2"/>
      <text:p text:style-name="P4">php -r "copy('https://getcomposer.org/installer', 'composer-setup.php');"</text:p>
      <text:p text:style-name="P4">php -r "if (hash_file('sha384', 'composer-setup.php') === '55ce33d7678c5a611085589f1f3ddf8b3c52d662cd01d4ba75c0ee0459970c2200a51f492d557530c71c15d8dba01eae') { echo 'Installer verified'; } else { echo 'Installer corrupt'; unlink('composer-setup.php'); } echo PHP_EOL;"</text:p>
      <text:p text:style-name="P4">php composer-setup.php</text:p>
      <text:p text:style-name="P4">php -r "unlink('composer-setup.php');"</text:p>
      <text:p text:style-name="P2"/>
      <text:p text:style-name="P31">se mueve a las variables de entorno</text:p>
      <text:p text:style-name="P31"><text:s/></text:p>
      <text:p text:style-name="P78">sudo mv composer.phar /usr/local/bin/composer</text:p>
      <text:p text:style-name="P71"/>
      <text:p text:style-name="P79">php -m</text:p>
      <text:p text:style-name="P72">lista los modulos de php instalados</text:p>
      <text:p text:style-name="P79"/>
      <text:p text:style-name="P79">sudo apt install php-dom</text:p>
      <text:p text:style-name="P73">instala extensiones de php por si hace falta algunas en las dependencias de coposer</text:p>
      <text:p text:style-name="P74"/>
      <text:p text:style-name="P74"/>
      <text:p text:style-name="P74">Instalación a través de Composer</text:p>
      <text:p text:style-name="P74">Si su máquina local ya tiene PHP y Composer instalados, puede crear un nuevo proyecto de Laravel usando Composer directamente. Una vez creada la aplicación, puede iniciar el servidor de desarrollo local de Laravel mediante el servecomando de la CLI de Artisan:</text:p>
      <text:p text:style-name="P74"/>
      <text:p text:style-name="P80">composer create-project laravel/laravel example-app</text:p>
      <text:p text:style-name="P75">crea el poyecto laravel &lt;example-app&gt;</text:p>
      <text:p text:style-name="P74"><text:s/></text:p>
      <text:p text:style-name="P80">cd example-app</text:p>
      <text:p text:style-name="P75">ingresamos al proyecto creado </text:p>
      <text:p text:style-name="P75"/>
      <text:p text:style-name="P81">git init</text:p>
      <text:p text:style-name="P76">A nuestro proyecto iniciamos un repositorio de git para darle seguimieto</text:p>
      <text:p text:style-name="P76"/>
      <text:p text:style-name="P81">git add .</text:p>
      <text:p text:style-name="P76">Agregamos los cambios al stage</text:p>
      <text:p text:style-name="P76"/>
      <text:p text:style-name="P81">git commit -m “primer commit en laravel”</text:p>
      <text:p text:style-name="P76">hacemos el primer commit</text:p>
      <text:p text:style-name="P74"><text:s/></text:p>
      <text:p text:style-name="P82"><text:soft-page-break/>git remote add origin https://github.com/ktvrt/demo-repo2.git<text:span text:style-name="T4">git push -u origin </text:span><text:span text:style-name="T5">&lt;master&gt;</text:span></text:p>
      <text:p text:style-name="P77"/>
      <text:p text:style-name="P80">php artisan serve</text:p>
      <text:p text:style-name="P31"/>
      <text:p text:style-name="P5">/opt/lampp/bin/php artisan serve</text:p>
      <text:p text:style-name="P32">en una terminal en la carpeta del proyecto ejecutamos estos comandos para ejecutar el servidor de desarrollo.</text:p>
      <text:p text:style-name="P32"/>
      <text:p text:style-name="P6">ESTRUCTURA DE ARCHIVOS</text:p>
      <text:p text:style-name="P33"/>
      <text:p text:style-name="P33">/public/</text:p>
      <text:p text:style-name="P33">directorio publico de proyecto</text:p>
      <text:p text:style-name="P33"/>
      <text:p text:style-name="P34">/route/</text:p>
      <text:p text:style-name="P33">directorio donde se almacenan las rutas</text:p>
      <text:p text:style-name="P33"/>
      <text:p text:style-name="P34">/<text:span text:style-name="T1">resourses</text:span>/<text:span text:style-name="T1">view/</text:span></text:p>
      <text:p text:style-name="P35">directorio de las vistas</text:p>
      <text:p text:style-name="P31"/>
      <text:p text:style-name="P31"/>
      <text:p text:style-name="P8">RUTAS</text:p>
      <text:p text:style-name="P8"/>
      <text:p text:style-name="P8"/>
      <text:p text:style-name="P12">PRUEBAS</text:p>
      <text:p text:style-name="P38"/>
      <text:p text:style-name="P43"><text:span text:style-name="T2">L</text:span>aravel incluye modulo de pruebas (test) en la carpeta test que las divide en dos partes: </text:p>
      <text:list xml:id="list1850591330" text:style-name="L1">
        <text:list-item>
          <text:p text:style-name="P84">Feature: Puebras globales al servidor.</text:p>
        </text:list-item>
        <text:list-item>
          <text:p text:style-name="P84">Unit: pruebas espeficinas en partes de nuestro proyecto como clases y métodos.</text:p>
        </text:list-item>
      </text:list>
      <text:p text:style-name="P43"/>
      <text:p text:style-name="P44">Para que PHPUnit ejecute el método como una prueba, debes colocar la anotación /** @test */ antes de la declaración del método o colocar el prefijo test_ en el nombre del método como tal:</text:p>
      <text:p text:style-name="P44"/>
      <text:p text:style-name="P45"><text:tab/>function test_it_loads_the_users_list_page{ <text:s/></text:p>
      <text:p text:style-name="P45"><text:tab/><text:tab/>//...</text:p>
      <text:p text:style-name="P44"><text:tab/>}</text:p>
      <text:p text:style-name="P44">De lo contrario el método NO será ejecutado como una prueba, lo cual es útil porque nos permite agregar métodos helpers dentro de nuestra clase de pruebas.</text:p>
      <text:p text:style-name="P44"/>
      <text:p text:style-name="P44">Puedes leer sobre los <text:span text:style-name="T7">metodos de asesion https://laravel.com/docs/5.5/http-tests#available-assertions</text:span></text:p>
      <text:p text:style-name="P44"/>
      <text:p text:style-name="P44">Con una terminal ubicados en la carpeta del proyecto ejecutamos el siguiente código <text:span text:style-name="T3">para ejecutar las pruebas que tengamos preparadas</text:span></text:p>
      <text:p text:style-name="P44"/>
      <text:p text:style-name="P49"><text:bookmark-start text:name="__DdeLink__961_1368328740"/>vendor/bin/phpunit<text:bookmark-end text:name="__DdeLink__961_1368328740"/></text:p>
      <text:p text:style-name="P48">ejecutlas pruebras disñedas en la carpeta test que contengan el subfijo Test</text:p>
      <text:p text:style-name="P7"/>
      <text:p text:style-name="P7"><text:bookmark-start text:name="__DdeLink__1148_1368328740"/><text:bookmark-start text:name="__DdeLink__1150_1368328740"/><text:bookmark-start text:name="__DdeLink__1152_1368328740"/><text:soft-page-break/>php artisan make:test <text:span text:style-name="T6">&lt;</text:span><text:bookmark-end text:name="__DdeLink__1148_1368328740"/><text:bookmark-end text:name="__DdeLink__1150_1368328740"/><text:bookmark-end text:name="__DdeLink__1152_1368328740"/><text:span text:style-name="T6">NombreDeLaPrueba&gt;Test</text:span></text:p>
      <text:p text:style-name="P46">Comando para crear puebas para nuestro proyecto, <text:span text:style-name="T6">el sufijo Test es importante</text:span></text:p>
      <text:p text:style-name="P13">CONTROLADORES</text:p>
      <text:p text:style-name="P47"/>
      <text:p text:style-name="P39"><text:span text:style-name="T13">Generar un controlador, </text:span>Generamos un nuevo controlador con el comando de:</text:p>
      <text:p text:style-name="P9"/>
      <text:p text:style-name="P40"><text:span text:style-name="T8">Artisan make:controller </text:span><text:span text:style-name="T14">UsuarioController</text:span></text:p>
      <text:p text:style-name="P40"/>
      <text:p text:style-name="P40">pasándole el nombre que queremos darle. En el ejemplo el nombre es UserController:</text:p>
      <text:p text:style-name="P39"/>
      <text:p text:style-name="P39">Hecho esto, en el directorio app/Http/Controllers tendremos nuestro controlador UserController.</text:p>
      <text:p text:style-name="P39"/>
      <text:p text:style-name="P39">Métodos en el controlador</text:p>
      <text:p text:style-name="P39"/>
      <text:p text:style-name="P39">Un controlador no es más que un archivo .php con una clase que extiende de la clase App\Http\Controllers\Controller:</text:p>
      <text:p text:style-name="P39"/>
      <text:p text:style-name="P41"><text:span text:style-name="T17">C</text:span>on el comando </text:p>
      <text:p text:style-name="P10"/>
      <text:p text:style-name="P42"><text:span text:style-name="T8">php artisan make:controller </text:span><text:span text:style-name="T16">&lt;</text:span><text:span text:style-name="T15">UserController</text:span><text:span text:style-name="T16">&gt;</text:span><text:span text:style-name="T8"> --resource </text:span></text:p>
      <text:p text:style-name="P11"/>
      <text:p text:style-name="P42"><text:span text:style-name="T8">añadiendole el --resource</text:span> Le creara todos los metodos recomendados por laravel para hacer el crud: index,show,create,store,edit,destroy.</text:p>
      <text:p text:style-name="P42"/>
      <text:p text:style-name="P11">php artisan view:clear</text:p>
      <text:p text:style-name="P50">limpia las del cache las vistas compiladas de blade</text:p>
      <text:p text:style-name="P50"/>
      <text:p text:style-name="P16">BASES DE DATOS</text:p>
      <text:p text:style-name="P51">Primero Instalamos mysql</text:p>
      <text:p text:style-name="P17">apt install mysql-server</text:p>
      <text:p text:style-name="P17"/>
      <text:p text:style-name="P52">instalamos la extension de php y mysql</text:p>
      <text:p text:style-name="P18">apt installa php-mysql</text:p>
      <text:p text:style-name="P52"/>
      <text:p text:style-name="P52">verificamos que este insalada la extension</text:p>
      <text:p text:style-name="P18">php -m</text:p>
      <text:p text:style-name="P52"/>
      <text:p text:style-name="P51">ingresamos a la bd con:</text:p>
      <text:p text:style-name="P51"/>
      <text:p text:style-name="P17">sudo mysql</text:p>
      <text:p text:style-name="P51"/>
      <text:p text:style-name="P51">Luego creamos un usuario y contraseña</text:p>
      <text:p text:style-name="P51"/>
      <text:p text:style-name="P17">CREATE USER 'beto'@'localhost' IDENTIFIED BY 'Beto123456&amp;';</text:p>
      <text:p text:style-name="P51"/>
      <text:p text:style-name="P51">le damos los privilegios</text:p>
      <text:p text:style-name="P51"/>
      <text:p text:style-name="P58"><text:span text:style-name="T9">GRANT ALL PRIVILEGES ON *.* TO '</text:span><text:span text:style-name="T10">beto</text:span><text:span text:style-name="T9">'@'localhost' WITH GRANT OPTION;</text:span></text:p>
      <text:p text:style-name="P51"/>
      <text:p text:style-name="P51"><text:soft-page-break/>Enseguida creamos una BD:</text:p>
      <text:p text:style-name="P51"/>
      <text:p text:style-name="P17">GRANT ALL PRIVILEGES ON *.* TO 'beto'@'localhost' WITH GRANT OPTION;</text:p>
      <text:p text:style-name="P17"/>
      <text:p text:style-name="P19">Configuramos el archivo .env</text:p>
      <text:p text:style-name="P53">DB_CONNECTION=mysql</text:p>
      <text:p text:style-name="P53">DB_HOST=127.0.0.1</text:p>
      <text:p text:style-name="P53">DB_PORT=3306</text:p>
      <text:p text:style-name="P53">DB_DATABASE=curso_db</text:p>
      <text:p text:style-name="P53">DB_USERNAME=beto</text:p>
      <text:p text:style-name="P53">DB_PASSWORD=Beto123456&amp;</text:p>
      <text:p text:style-name="P17"/>
      <text:p text:style-name="P24"><text:a xlink:type="simple" xlink:href="https://laravel.com/docs/8.x/migrations" text:style-name="Internet_20_link" text:visited-style-name="Visited_20_Internet_20_Link"><text:span text:style-name="T28">https://laravel.com/docs/8.x/migrations</text:span></text:a></text:p>
      <text:p text:style-name="P55"/>
      <text:p text:style-name="P20">php artisan make:migration create_<text:span text:style-name="T25">profesiones</text:span>_table</text:p>
      <text:p text:style-name="P20">php artisan make:migration add_<text:span text:style-name="T25">profesion</text:span>_to_users</text:p>
      <text:p text:style-name="P59"/>
      <text:p text:style-name="P61">Puede usar el make:migration comando Artisan para generar una migración de base de datos. La nueva migración se colocará en su database/migrations directorio. Cada nombre de archivo de migración contiene una marca de tiempo que permite a Laravel determinar el orden de las migraciones.</text:p>
      <text:p text:style-name="P54">Laravel usará el nombre de la migración para intentar adivinar el nombre de la tabla y si la migración creará o no una nueva tabla. Si Laravel puede determinar el nombre de la tabla a partir del nombre de la migración, Laravel completará previamente el archivo de migración generado con la tabla especificada. De lo contrario, simplemente puede especificar la tabla en el archivo de migración manualmente.</text:p>
      <text:p text:style-name="P54"/>
      <text:p text:style-name="P54"/>
      <text:p text:style-name="P21">php artisan schema:dump</text:p>
      <text:p text:style-name="P21"><text:span text:style-name="T27">ó</text:span> </text:p>
      <text:p text:style-name="P21">// Dump the current database schema and prune all existing migrations...</text:p>
      <text:p text:style-name="P21">php artisan schema:dump --prune</text:p>
      <text:p text:style-name="P54"/>
      <text:p text:style-name="P54">A medida que construye su aplicación, puede acumular más y más migraciones con el tiempo. Esto puede llevar a que su database/migrationsdirectorio se infle con potencialmente cientos de migraciones. Si lo desea, puede "aplastar" sus migraciones en un solo archivo SQL. Para comenzar, ejecute el schema:dump comando.</text:p>
      <text:p text:style-name="P54">Cuando ejecuta este comando, Laravel escribirá un archivo de "esquema" en el database/schemadirectorio de su aplicación. Ahora, cuando intente migrar su base de datos y no se hayan ejecutado otras migraciones, Laravel ejecutará primero las instrucciones SQL del archivo de esquema. Después de ejecutar las declaraciones del archivo de esquema, Laravel ejecutará las migraciones restantes que no formaron parte del volcado del esquema.</text:p>
      <text:p text:style-name="P54">Debe enviar su archivo de esquema de base de datos al control de fuente para que otros desarrolladores nuevos en su equipo puedan crear rápidamente la estructura de base de datos inicial de su aplicación.</text:p>
      <text:p text:style-name="P17"/>
      <text:p text:style-name="P14">php artisan migrate</text:p>
      <text:p text:style-name="P63">Para ejecutar todas sus migraciones pendientes, ejecute el migrate comando. Crea tablas <text:span text:style-name="T19">diseñadas</text:span> en laravel <text:span text:style-name="T18">de database/migrations.</text:span></text:p>
      <text:p text:style-name="P63"/>
      <text:p text:style-name="P14">php artisan migrate:status</text:p>
      <text:p text:style-name="P63"><text:soft-page-break/>Si desea ver qué migraciones se han ejecutado hasta el momento, puede usar el migrate:status comando Artisan.</text:p>
      <text:p text:style-name="P63"/>
      <text:p text:style-name="P15">php artisan migrate:<text:span text:style-name="T19">r</text:span><text:span text:style-name="T22">ollback</text:span></text:p>
      <text:p text:style-name="P92">Para revertir la última operación de migración, puede usar el rollback comando Artisan. Este comando revierte el último "lote" de migraciones, que puede incluir varios archivos de migración. Deshace los cambios generados, al lote anterior, ver la tabla migraciones, regresa los movimientos a un numero de lote anterior.</text:p>
      <text:p text:style-name="P92"/>
      <text:p text:style-name="P86">php artisan migrate:rollback --step=5</text:p>
      <text:p text:style-name="P92">Puede revertir una cantidad limitada de migraciones proporcionando la step opción al rollback comando. Por ejemplo, el siguiente comando revertirá las últimas cinco migraciones:</text:p>
      <text:p text:style-name="P92"/>
      <text:p text:style-name="P88">php artisan migrate:<text:span text:style-name="T19">reset</text:span></text:p>
      <text:p text:style-name="P94"><text:span text:style-name="T19">El migrate:reset comando revertirá todas las migraciones de su aplicación. </text:span><text:span text:style-name="T23">E</text:span><text:span text:style-name="T19">limina las</text:span><text:span text:style-name="T20"> tablas </text:span><text:span text:style-name="T19">diseñadas</text:span><text:span text:style-name="T20"> en laravel </text:span><text:span text:style-name="T18">de database/migrations</text:span></text:p>
      <text:p text:style-name="P94"/>
      <text:p text:style-name="P89">php artisan migrate:<text:span text:style-name="T19">re</text:span><text:span text:style-name="T21">fresh</text:span></text:p>
      <text:p text:style-name="P95"><text:span text:style-name="T21">Roll Back &amp; Migrate Using A Single Command: El migrate:refresh comando revertirá todas sus migraciones y luego ejecutará el migrate comando. Este comando recrea efectivamente toda su base de datos. </text:span><text:span text:style-name="T24">R</text:span><text:span text:style-name="T21">efresca (actualiza)</text:span><text:span text:style-name="T19"> las</text:span><text:span text:style-name="T20"> tablas </text:span><text:span text:style-name="T19">diseñadas</text:span><text:span text:style-name="T20"> en laravel </text:span><text:span text:style-name="T18">de database/migrations. </text:span><text:span text:style-name="T22">Es decir elimina primero todas las tablas y luego las vuelve a general todas.</text:span></text:p>
      <text:p text:style-name="P95"/>
      <text:p text:style-name="P90">php artisan migrate:refresh --step=5</text:p>
      <text:p text:style-name="P95">Puede revertir y volver a migrar una cantidad limitada de migraciones proporcionando la stepopción al refreshcomando. Por ejemplo, el siguiente comando revertirá y volverá a migrar las últimas cinco migraciones.</text:p>
      <text:p text:style-name="P95"/>
      <text:p text:style-name="P91">php artisan migrate:fresh</text:p>
      <text:p text:style-name="P91"><text:span text:style-name="T26">ó</text:span> </text:p>
      <text:p text:style-name="P90">php artisan migrate:fresh --seed</text:p>
      <text:p text:style-name="P95">Drop All Tables &amp; Migrate: El migrate:fresh comando eliminará todas las tablas de la base de datos y luego ejecutará el migrate comando.</text:p>
      <text:p text:style-name="P62"/>
      <text:p text:style-name="P87">php artisan make:migration add_username_to_users_table --table=users</text:p>
      <text:p text:style-name="P96">se Crea una migación para agregar una nueva columna a la tabla users.</text:p>
      <text:p text:style-name="P96"/>
      <text:p text:style-name="P97">Se complementan la migracion con:</text:p>
      <text:p text:style-name="P97"/>
      <text:p text:style-name="P97">class AddUsernameToUsersTable extends Migration</text:p>
      <text:p text:style-name="P97">{</text:p>
      <text:p text:style-name="P97"><text:s text:c="4"/>/**</text:p>
      <text:p text:style-name="P97"><text:s text:c="5"/>* Run the migrations.</text:p>
      <text:p text:style-name="P97"><text:s text:c="5"/>*</text:p>
      <text:p text:style-name="P97"><text:s text:c="5"/>* @return void</text:p>
      <text:p text:style-name="P97"><text:s text:c="5"/>*/</text:p>
      <text:p text:style-name="P97"><text:s text:c="4"/>public function up()</text:p>
      <text:p text:style-name="P97"><text:s text:c="4"/>{</text:p>
      <text:p text:style-name="P97"><text:s text:c="8"/>Schema::table('users', function (Blueprint $table) {</text:p>
      <text:p text:style-name="P97"><text:soft-page-break/><text:s text:c="11"/>$table-&gt;string('username')-&gt;unique()-&gt;after('email');</text:p>
      <text:p text:style-name="P97"><text:s text:c="8"/>});</text:p>
      <text:p text:style-name="P97"><text:s text:c="4"/>}</text:p>
      <text:p text:style-name="P97"/>
      <text:p text:style-name="P97"><text:s text:c="4"/>/**</text:p>
      <text:p text:style-name="P97"><text:s text:c="5"/>* Reverse the migrations.</text:p>
      <text:p text:style-name="P97"><text:s text:c="5"/>*</text:p>
      <text:p text:style-name="P97"><text:s text:c="5"/>* @return void</text:p>
      <text:p text:style-name="P97"><text:s text:c="5"/>*/</text:p>
      <text:p text:style-name="P97"><text:s text:c="4"/>public function down()</text:p>
      <text:p text:style-name="P97"><text:s text:c="4"/>{</text:p>
      <text:p text:style-name="P97"><text:s text:c="8"/>Schema::table('users', function (Blueprint $table) {</text:p>
      <text:p text:style-name="P97"><text:s text:c="12"/>$table-&gt;dropColumn('username');</text:p>
      <text:p text:style-name="P97"><text:s text:c="8"/>});</text:p>
      <text:p text:style-name="P97"><text:s text:c="4"/>}</text:p>
      <text:p text:style-name="P97">}</text:p>
      <text:p text:style-name="P62"/>
      <text:p text:style-name="P98">Y se agrega al modelo User:</text:p>
      <text:p text:style-name="P98"/>
      <text:p text:style-name="P98">protected $fillable = [</text:p>
      <text:p text:style-name="P98"><text:s text:c="8"/>'name',</text:p>
      <text:p text:style-name="P98"><text:s text:c="8"/>'email',</text:p>
      <text:p text:style-name="P98"><text:s text:c="8"/>'password',</text:p>
      <text:p text:style-name="P98"><text:s text:c="8"/>'username',</text:p>
      <text:p text:style-name="P98"><text:s text:c="4"/>];</text:p>
      <text:p text:style-name="P62"/>
      <text:p text:style-name="P62"/>
      <text:p text:style-name="P62"/>
      <text:h text:style-name="P83"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3T13:41:20.817291737</meta:creation-date>
    <dc:date>2022-08-09T15:48:19.357193204</dc:date>
    <meta:editing-duration>PT23H20M2S</meta:editing-duration>
    <meta:editing-cycles>61</meta:editing-cycles>
    <meta:generator>LibreOffice/6.4.7.2$Linux_X86_64 LibreOffice_project/40$Build-2</meta:generator>
    <meta:document-statistic meta:table-count="0" meta:image-count="0" meta:object-count="0" meta:page-count="6" meta:paragraph-count="153" meta:word-count="1197" meta:character-count="8614" meta:non-whitespace-character-count="7398"/>
  </office:meta>
</office:document-meta>
</file>